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ecb" officeooo:paragraph-rsid="000fbecb"/>
    </style:style>
    <style:style style:name="P2" style:family="paragraph" style:parent-style-name="Standard">
      <style:text-properties officeooo:rsid="00125a21" officeooo:paragraph-rsid="00125a21"/>
    </style:style>
    <style:style style:name="P3" style:family="paragraph" style:parent-style-name="Standard">
      <style:text-properties officeooo:rsid="00125a21" officeooo:paragraph-rsid="001414cf"/>
    </style:style>
    <style:style style:name="P4" style:family="paragraph" style:parent-style-name="Standard">
      <style:text-properties officeooo:rsid="001414cf" officeooo:paragraph-rsid="001414cf"/>
    </style:style>
    <style:style style:name="P5" style:family="paragraph" style:parent-style-name="Standard">
      <style:text-properties officeooo:rsid="0018b9aa" officeooo:paragraph-rsid="0018b9aa"/>
    </style:style>
    <style:style style:name="P6" style:family="paragraph" style:parent-style-name="Standard">
      <style:text-properties officeooo:rsid="001905ed" officeooo:paragraph-rsid="001905ed"/>
    </style:style>
    <style:style style:name="P7" style:family="paragraph" style:parent-style-name="Standard" style:list-style-name="L1">
      <style:text-properties officeooo:paragraph-rsid="00185ad3"/>
    </style:style>
    <style:style style:name="P8" style:family="paragraph" style:parent-style-name="Standard" style:list-style-name="L1">
      <style:text-properties officeooo:rsid="001869ba" officeooo:paragraph-rsid="001869ba"/>
    </style:style>
    <style:style style:name="P9" style:family="paragraph" style:parent-style-name="Standard" style:list-style-name="L1">
      <style:text-properties officeooo:rsid="00107aab" officeooo:paragraph-rsid="00185ad3"/>
    </style:style>
    <style:style style:name="P10" style:family="paragraph" style:parent-style-name="Standard" style:list-style-name="L2">
      <style:text-properties officeooo:rsid="00125a21" officeooo:paragraph-rsid="00125a21"/>
    </style:style>
    <style:style style:name="P11" style:family="paragraph" style:parent-style-name="Standard" style:list-style-name="L3">
      <style:text-properties officeooo:rsid="001414cf" officeooo:paragraph-rsid="001414cf"/>
    </style:style>
    <style:style style:name="P12" style:family="paragraph" style:parent-style-name="Standard" style:list-style-name="L3">
      <style:text-properties officeooo:rsid="001424c2" officeooo:paragraph-rsid="0016189c"/>
    </style:style>
    <style:style style:name="P13" style:family="paragraph" style:parent-style-name="Standard" style:list-style-name="L3">
      <style:text-properties officeooo:rsid="0016189c" officeooo:paragraph-rsid="0016189c"/>
    </style:style>
    <style:style style:name="P14" style:family="paragraph" style:parent-style-name="Standard" style:list-style-name="L4">
      <style:text-properties officeooo:rsid="0018b9aa" officeooo:paragraph-rsid="0018b9aa"/>
    </style:style>
    <style:style style:name="P15" style:family="paragraph" style:parent-style-name="Standard">
      <style:text-properties officeooo:rsid="001905ed" officeooo:paragraph-rsid="001905e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fbecb"/>
    </style:style>
    <style:style style:name="T2" style:family="text">
      <style:text-properties officeooo:rsid="00107aab"/>
    </style:style>
    <style:style style:name="T3" style:family="text">
      <style:text-properties officeooo:rsid="0012a34e"/>
    </style:style>
    <style:style style:name="T4" style:family="text">
      <style:text-properties officeooo:rsid="001414cf"/>
    </style:style>
    <style:style style:name="T5" style:family="text">
      <style:text-properties officeooo:rsid="001424c2"/>
    </style:style>
    <style:style style:name="T6" style:family="text">
      <style:text-properties officeooo:rsid="0016189c"/>
    </style:style>
    <style:style style:name="T7" style:family="text">
      <style:text-properties officeooo:rsid="00178746"/>
    </style:style>
    <style:style style:name="T8" style:family="text">
      <style:text-properties officeooo:rsid="00185ad3"/>
    </style:style>
    <style:style style:name="T9" style:family="text">
      <style:text-properties officeooo:rsid="0018b9aa"/>
    </style:style>
    <style:style style:name="T10" style:family="text">
      <style:text-properties officeooo:rsid="001905ed"/>
    </style:style>
    <style:style style:name="T11" style:family="text">
      <style:text-properties officeooo:rsid="001bb1ff"/>
    </style:style>
    <style:style style:name="T12" style:family="text">
      <style:text-properties officeooo:rsid="001d6a0a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Sans GPL&amp;GNU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marker-end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000000" draw:fill="none" draw:fill-color="#ffffff" draw:textarea-vertical-align="middle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color="#000000" draw:fill="none" draw:fill-color="#ffffff" draw:textarea-vertical-align="middle" fo:min-height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000000" draw:fill="none" draw:fill-color="#ffffff" draw:textarea-vertical-align="middle" fo:min-height="5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Standard"><draw:frame text:anchor-type="paragraph" draw:z-index="9" draw:name="Forme11_1" draw:style-name="gr8" draw:text-style-name="P20" svg:width="3.671cm" svg:height="1.788cm" svg:x="5.787cm" svg:y="0.062cm"><draw:text-box><text:p text:style-name="P18"><text:span text:style-name="T13">StMPs</text:span></text:p><text:p text:style-name="P18"><text:span text:style-name="T13">ERC20</text:span></text:p><text:p/></draw:text-box></draw:frame><draw:frame text:anchor-type="paragraph" draw:z-index="8" draw:name="Forme11_0" draw:style-name="gr8" draw:text-style-name="P20" svg:width="3.671cm" svg:height="1.788cm" svg:x="11.476cm" svg:y="0.131cm"><draw:text-box><text:p text:style-name="P18"><text:span text:style-name="T13">LP MINING</text:span></text:p><text:p text:style-name="P18"><text:span text:style-name="T13">ERC20</text:span></text:p><text:p/></draw:text-box></draw:frame></text:p>
      <text:p text:style-name="Standard"/>
      <text:p text:style-name="Standard"/>
      <text:p text:style-name="Standard"><draw:line text:anchor-type="paragraph" draw:z-index="11" draw:name="Forme2_1" draw:style-name="gr6" draw:text-style-name="P17" svg:x1="8.202cm" svg:y1="2.794cm" svg:x2="8.202cm" svg:y2="0.213cm"><text:p/></draw:line><draw:line text:anchor-type="paragraph" draw:z-index="10" draw:name="Forme2_0" draw:style-name="gr6" draw:text-style-name="P17" svg:x1="9.46cm" svg:y1="2.794cm" svg:x2="13.494cm" svg:y2="0.282cm"><text:p/></draw:line></text:p>
      <text:p text:style-name="Standard"><draw:frame text:anchor-type="paragraph" draw:z-index="13" draw:name="Forme9_0" draw:style-name="gr5" draw:text-style-name="P16" svg:width="4.366cm" svg:height="1.638cm" svg:x="8.202cm" svg:y="0.3cm"><draw:text-box><text:p>UC1 </text:p></draw:text-box></draw:frame><draw:frame text:anchor-type="paragraph" draw:z-index="15" draw:name="Forme9_2" draw:style-name="gr5" draw:text-style-name="P16" svg:width="4.366cm" svg:height="1.638cm" svg:x="10.352cm" svg:y="0.3cm"><draw:text-box><text:p>UC1 </text:p></draw:text-box></draw:frame></text:p>
      <text:p text:style-name="Standard"/>
      <text:p text:style-name="Standard"/>
      <text:p text:style-name="Standard"><draw:frame text:anchor-type="paragraph" draw:z-index="1" draw:name="Forme9_1" draw:style-name="gr5" draw:text-style-name="P16" svg:width="4.366cm" svg:height="1.638cm" svg:x="5.293cm" svg:y="0.302cm"><draw:text-box><text:p>UC1 </text:p></draw:text-box></draw:frame><draw:frame text:anchor-type="paragraph" draw:z-index="3" draw:name="Forme1_1" draw:style-name="gr4" draw:text-style-name="P19" svg:width="2.25cm" svg:height="1.093cm" svg:x="7.211cm" svg:y="0.432cm"><draw:text-box><text:p text:style-name="P18"><text:span text:style-name="T13">User</text:span></text:p><text:p text:style-name="P18"><text:span text:style-name="T13">0x</text:span></text:p></draw:text-box></draw:frame><draw:frame text:anchor-type="paragraph" draw:z-index="7" draw:name="Forme11" draw:style-name="gr8" draw:text-style-name="P19" svg:width="3.671cm" svg:height="1.788cm" svg:x="0.796cm" svg:y="0.219cm"><draw:text-box><text:p text:style-name="P18"><text:span text:style-name="T13">Pair</text:span></text:p><text:p text:style-name="P18"><text:span text:style-name="T13">MPs / WETH</text:span></text:p><text:p text:style-name="P18"><text:span text:style-name="T13">ERC20</text:span></text:p></draw:text-box></draw:frame></text:p>
      <text:p text:style-name="Standard"><draw:line text:anchor-type="paragraph" draw:z-index="12" draw:name="Forme12" draw:style-name="gr7" draw:text-style-name="P17" svg:x1="9.659cm" svg:y1="0.467cm" svg:x2="14.222cm" svg:y2="0.631cm"><text:p/></draw:line><draw:line text:anchor-type="paragraph" draw:z-index="14" draw:name="Forme2_2" draw:style-name="gr6" draw:text-style-name="P17" svg:x1="4.466cm" svg:y1="0.497cm" svg:x2="7.211cm" svg:y2="0.497cm"><text:p/></draw:line><draw:frame text:anchor-type="paragraph" draw:z-index="18" draw:name="Forme1_6" draw:style-name="gr4" draw:text-style-name="P19" svg:width="2.25cm" svg:height="1.093cm" svg:x="14.321cm" svg:y="0.053cm"><draw:text-box><text:p text:style-name="P18"><text:span text:style-name="T13">Wallet</text:span></text:p><text:p text:style-name="P18"><text:span text:style-name="T13">ERC721</text:span></text:p></draw:text-box></draw:frame></text:p>
      <text:p text:style-name="Standard"><draw:line text:anchor-type="paragraph" draw:z-index="4" draw:name="Forme2" draw:style-name="gr6" draw:text-style-name="P17" svg:x1="8.303cm" svg:y1="4.965cm" svg:x2="8.303cm" svg:y2="0.434cm"><text:p/></draw:line><draw:line text:anchor-type="paragraph" draw:z-index="20" draw:name="Forme6" draw:style-name="gr2" draw:text-style-name="P17" svg:x1="0.893cm" svg:y1="7.661cm" svg:x2="7.211cm" svg:y2="0.385cm"><text:p/></draw:line></text:p>
      <text:p text:style-name="Standard"><draw:line text:anchor-type="paragraph" draw:z-index="19" draw:name="Forme3" draw:style-name="gr3" draw:text-style-name="P17" svg:x1="15.214cm" svg:y1="4.602cm" svg:x2="15.214cm" svg:y2="0.055cm"><text:p/></draw:line></text:p>
      <text:p text:style-name="Standard"><draw:frame text:anchor-type="paragraph" draw:z-index="17" draw:name="Forme9_4" draw:style-name="gr5" draw:text-style-name="P16" svg:width="4.366cm" svg:height="1.638cm" svg:x="14.633cm" svg:y="0.501cm"><draw:text-box><text:p>UC4</text:p></draw:text-box></draw:frame></text:p>
      <text:p text:style-name="Standard"/>
      <text:p text:style-name="Standard"><draw:frame text:anchor-type="paragraph" draw:z-index="6" draw:name="Forme9" draw:style-name="gr9" draw:text-style-name="P16" svg:width="1.985cm" svg:height="0.548cm" svg:x="8.534cm" svg:y="0.122cm"><draw:text-box><text:p>UC3</text:p></draw:text-box></draw:frame></text:p>
      <text:p text:style-name="Standard"/>
      <text:p text:style-name="Standard"/>
      <text:p text:style-name="Standard"/>
      <text:p text:style-name="P1"><draw:frame text:anchor-type="paragraph" draw:z-index="21" draw:name="Forme9_5" draw:style-name="gr1" draw:text-style-name="P16" svg:width="1.62cm" svg:height="1.107cm" svg:x="2.053cm" svg:y="0.245cm"><draw:text-box><text:p>UC2 </text:p></draw:text-box></draw:frame></text:p>
      <text:p text:style-name="P1"><draw:frame text:anchor-type="paragraph" draw:z-index="0" draw:name="Forme4" draw:style-name="gr12" draw:text-style-name="P23" svg:width="12.138cm" svg:height="5.92cm" svg:x="4.942cm" svg:y="0.242cm"><draw:text-box><text:p text:style-name="P22"><text:span text:style-name="T14">Protoco</text:span><text:span text:style-name="T14">le - MPs</text:span></text:p></draw:text-box></draw:frame></text:p>
      <text:p text:style-name="P1"/>
      <text:p text:style-name="P1"/>
      <text:p text:style-name="P1"/>
      <text:p text:style-name="P1"><draw:frame text:anchor-type="paragraph" draw:z-index="16" draw:name="Forme9_3" draw:style-name="gr1" draw:text-style-name="P16" svg:width="1.62cm" svg:height="1.107cm" svg:x="2.482cm" svg:y="0.33cm"><draw:text-box><text:p>UC2 </text:p></draw:text-box></draw:frame></text:p>
      <text:p text:style-name="P1"><draw:frame text:anchor-type="paragraph" draw:z-index="2" draw:name="Forme1" draw:style-name="gr11" draw:text-style-name="P19" svg:width="2.25cm" svg:height="0.994cm" svg:x="-0.132cm" svg:y="0.03cm"><draw:text-box><text:p text:style-name="P18"><text:span text:style-name="T13">GAME</text:span></text:p></draw:text-box></draw:frame></text:p>
      <text:p text:style-name="P1"><draw:line text:anchor-type="paragraph" draw:z-index="5" draw:name="Forme5" draw:style-name="gr10" draw:text-style-name="P21" svg:x1="2.117cm" svg:y1="0.048cm" svg:x2="4.943cm" svg:y2="0.048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UC1 <text:span text:style-name="T9">MPs use</text:span>: </text:p>
      <text:list xml:id="list3631780469" text:style-name="L1">
        <text:list-item>
          <text:p text:style-name="P7"><text:span text:style-name="T1">Buy Mps utilities token with pair M</text:span><text:span text:style-name="T2">p</text:span><text:span text:style-name="T1">s.</text:span></text:p>
        </text:list-item>
        <text:list-item>
          <text:p text:style-name="P8">Provide liquidity</text:p>
        </text:list-item>
        <text:list-item>
          <text:p text:style-name="P7"><text:span text:style-name="T2">Stake </text:span><text:span text:style-name="T8">MPs</text:span></text:p>
        </text:list-item>
        <text:list-item>
          <text:p text:style-name="P9">buy NFT(with MPs) </text:p>
        </text:list-item>
        <text:list-item>
          <text:p text:style-name="P9">Provide (NFT + MPs)</text:p>
          <text:p text:style-name="P9"/>
        </text:list-item>
      </text:list>
      <text:p text:style-name="P2">UC2 : <text:span text:style-name="T9">Play</text:span></text:p>
      <text:list xml:id="list1551794026" text:style-name="L2">
        <text:list-item>
          <text:p text:style-name="P10">Play <text:span text:style-name="T3">| show expérience</text:span></text:p>
        </text:list-item>
      </text:list>
      <text:p text:style-name="P2"/>
      <text:p text:style-name="P3">U<text:span text:style-name="T4">C</text:span><text:span text:style-name="T12">3 </text:span><text:span text:style-name="T9">Yield</text:span> : </text:p>
      <text:list xml:id="list1594358717" text:style-name="L3">
        <text:list-item>
          <text:p text:style-name="P11">Simulation is started <text:span text:style-name="T6">when NFT </text:span><text:span text:style-name="T12">&amp; mps</text:span><text:span text:style-name="T6"> minimum </text:span><text:span text:style-name="T7">deposit</text:span><text:span text:style-name="T6"> is reach</text:span>,</text:p>
        </text:list-item>
        <text:list-item>
          <text:p text:style-name="P11">Bot initialised,</text:p>
        </text:list-item>
        <text:list-item>
          <text:p text:style-name="P11">simulation is playing,</text:p>
        </text:list-item>
        <text:list-item>
          <text:p text:style-name="P11">bot get game props,</text:p>
        </text:list-item>
        <text:list-item>
          <text:p text:style-name="P11">according to NFT deposit player can withdraw NFT in exchange of MPs according to bot ranking,</text:p>
        </text:list-item>
        <text:list-item>
          <text:p text:style-name="P11">at the end of simulation NFT <text:span text:style-name="T6">who stay is</text:span> burned, <text:span text:style-name="T5">MPs <text:s/>sended to a voided address,</text:span></text:p>
        </text:list-item>
        <text:list-item>
          <text:p text:style-name="P12">the winning bot give back MPs,</text:p>
        </text:list-item>
        <text:list-item>
          <text:p text:style-name="P13">According to game dimension (N exchange) MPs is minted to every user.</text:p>
          <text:p text:style-name="P13"/>
        </text:list-item>
      </text:list>
      <text:p text:style-name="P5">UC<text:span text:style-name="T12">4</text:span> <text:span text:style-name="T12">decentralising</text:span>: </text:p>
      <text:list xml:id="list4081026561" text:style-name="L4">
        <text:list-item>
          <text:p text:style-name="P14">protocole mint NFT <text:span text:style-name="T11">wallet</text:span> <text:span text:style-name="T12">compsed of</text:span> interaction fonction with game instance <text:span text:style-name="T10">owned by user</text:span>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Sans GPL&amp;GNU" fo:font-family="'BPG Sans GPL&amp;GNU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2:03:33.091923508</meta:creation-date>
    <dc:date>2022-01-10T10:50:48.581458961</dc:date>
    <meta:editing-duration>PT4H49M50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2" meta:paragraph-count="21" meta:word-count="134" meta:character-count="677" meta:non-whitespace-character-count="574"/>
  </office:meta>
</office:document-meta>
</file>